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433in" svg:height="3.5823in" svg:x="0.7181in" svg:y="1.861in">
            <draw:object draw:notify-on-update-of-ranges="Sheet1.G14:Sheet1.G14 Sheet1.B1:Sheet1.I1 Sheet1.A2:Sheet1.A2 Sheet1.B2:Sheet1.I2 Sheet1.A3:Sheet1.A3 Sheet1.B3:Sheet1.I3 Sheet1.A4:Sheet1.A4 Sheet1.B4:Sheet1.I4 Sheet1.A5:Sheet1.A5 Sheet1.B5:Sheet1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PC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3.236973" calcext:value-type="float">
            <text:p>3.236973</text:p>
          </table:table-cell>
          <table:table-cell office:value-type="float" office:value="1.225521" calcext:value-type="float">
            <text:p>1.225521</text:p>
          </table:table-cell>
          <table:table-cell office:value-type="float" office:value="0.898307" calcext:value-type="float">
            <text:p>0.898307</text:p>
          </table:table-cell>
          <table:table-cell office:value-type="float" office:value="3.282062" calcext:value-type="float">
            <text:p>3.282062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1.701056" calcext:value-type="float">
            <text:p>1.701056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2-22T12:38:58.719910426</dc:date>
    <meta:editing-duration>PT12M28S</meta:editing-duration>
    <meta:editing-cycles>3</meta:editing-cycles>
    <meta:generator>LibreOffice/4.2.7.2$Linux_X86_64 LibreOffice_project/42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63cm" svg:height="9.1cm" xlink:href=".." xlink:type="simple" chart:class="chart:bar" chart:style-name="ch1">
        <chart:legend chart:legend-position="bottom" svg:x="7.54cm" svg:y="8.29cm" style:legend-expansion="wide" chart:style-name="ch2"/>
        <chart:plot-area chart:style-name="ch3" table:cell-range-address="Sheet1.G14:Sheet1.G14 Sheet1.B1:Sheet1.I5 Sheet1.A2:Sheet1.A5" chart:data-source-has-labels="both" svg:x="0.449cm" svg:y="0.182cm" svg:width="21.565cm" svg:height="7.926cm">
          <chartooo:coordinate-region svg:x="1.214cm" svg:y="0.395cm" svg:width="20.8cm" svg:height="7.039cm"/>
          <chart:axis chart:dimension="x" chart:name="primary-x" chart:style-name="ch4" chartooo:axis-type="auto">
            <chartooo:date-scale/>
            <chart:categories table:cell-range-address="Sheet1.B1:Sheet1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I2" chart:label-cell-address="Sheet1.A2:Sheet1.A2" chart:class="chart:bar">
            <chart:data-point chart:repeated="8"/>
          </chart:series>
          <chart:series chart:style-name="ch8" chart:values-cell-range-address="Sheet1.B3:Sheet1.I3" chart:label-cell-address="Sheet1.A3:Sheet1.A3" chart:class="chart:bar">
            <chart:data-point chart:repeated="8"/>
          </chart:series>
          <chart:series chart:style-name="ch9" chart:values-cell-range-address="Sheet1.B4:Sheet1.I4" chart:label-cell-address="Sheet1.A4:Sheet1.A4" chart:class="chart:bar">
            <chart:data-point chart:repeated="8"/>
          </chart:series>
          <chart:series chart:style-name="ch10" chart:values-cell-range-address="Sheet1.B5:Sheet1.I5" chart:label-cell-address="Sheet1.A5:Sheet1.A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:Sheet1.I1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ext Line</text:p>
                <draw:g>
                  <svg:desc>Sheet1.A2:Sheet1.A2</svg:desc>
                </draw:g>
              </table:table-cell>
              <table:table-cell office:value-type="float" office:value="0.246071">
                <text:p>0.246071</text:p>
                <draw:g>
                  <svg:desc>Sheet1.B2:Sheet1.I2</svg:desc>
                </draw:g>
              </table:table-cell>
              <table:table-cell office:value-type="float" office:value="3.236973">
                <text:p>3.236973</text:p>
              </table:table-cell>
              <table:table-cell office:value-type="float" office:value="1.225521">
                <text:p>1.225521</text:p>
              </table:table-cell>
              <table:table-cell office:value-type="float" office:value="0.898307">
                <text:p>0.898307</text:p>
              </table:table-cell>
              <table:table-cell office:value-type="float" office:value="3.282062">
                <text:p>3.282062</text:p>
              </table:table-cell>
              <table:table-cell office:value-type="float" office:value="0.335239">
                <text:p>0.335239</text:p>
              </table:table-cell>
              <table:table-cell office:value-type="float" office:value="0.931229">
                <text:p>0.931229</text:p>
              </table:table-cell>
              <table:table-cell office:value-type="float" office:value="1.701056">
                <text:p>1.701056</text:p>
              </table:table-cell>
            </table:table-row>
            <table:table-row>
              <table:table-cell office:value-type="string">
                <text:p>Stream</text:p>
                <draw:g>
                  <svg:desc>Sheet1.A3:Sheet1.A3</svg:desc>
                </draw:g>
              </table:table-cell>
              <table:table-cell office:value-type="float" office:value="0.239171">
                <text:p>0.239171</text:p>
                <draw:g>
                  <svg:desc>Sheet1.B3:Sheet1.I3</svg:desc>
                </draw:g>
              </table:table-cell>
              <table:table-cell office:value-type="float" office:value="3.275834">
                <text:p>3.275834</text:p>
              </table:table-cell>
              <table:table-cell office:value-type="float" office:value="1.047169">
                <text:p>1.047169</text:p>
              </table:table-cell>
              <table:table-cell office:value-type="float" office:value="0.65081">
                <text:p>0.65081</text:p>
              </table:table-cell>
              <table:table-cell office:value-type="float" office:value="3.122388">
                <text:p>3.122388</text:p>
              </table:table-cell>
              <table:table-cell office:value-type="float" office:value="0.327775">
                <text:p>0.327775</text:p>
              </table:table-cell>
              <table:table-cell office:value-type="float" office:value="0.909725">
                <text:p>0.909725</text:p>
              </table:table-cell>
              <table:table-cell office:value-type="float" office:value="2.149972">
                <text:p>2.149972</text:p>
              </table:table-cell>
            </table:table-row>
            <table:table-row>
              <table:table-cell office:value-type="string">
                <text:p>IP Stride</text:p>
                <draw:g>
                  <svg:desc>Sheet1.A4:Sheet1.A4</svg:desc>
                </draw:g>
              </table:table-cell>
              <table:table-cell office:value-type="float" office:value="0.252499">
                <text:p>0.252499</text:p>
                <draw:g>
                  <svg:desc>Sheet1.B4:Sheet1.I4</svg:desc>
                </draw:g>
              </table:table-cell>
              <table:table-cell office:value-type="float" office:value="3.291337">
                <text:p>3.291337</text:p>
              </table:table-cell>
              <table:table-cell office:value-type="float" office:value="1.48546">
                <text:p>1.48546</text:p>
              </table:table-cell>
              <table:table-cell office:value-type="float" office:value="0.901588">
                <text:p>0.901588</text:p>
              </table:table-cell>
              <table:table-cell office:value-type="float" office:value="3.24298">
                <text:p>3.24298</text:p>
              </table:table-cell>
              <table:table-cell office:value-type="float" office:value="0.341354">
                <text:p>0.341354</text:p>
              </table:table-cell>
              <table:table-cell office:value-type="float" office:value="1.004869">
                <text:p>1.004869</text:p>
              </table:table-cell>
              <table:table-cell office:value-type="float" office:value="2.19226">
                <text:p>2.19226</text:p>
              </table:table-cell>
            </table:table-row>
            <table:table-row>
              <table:table-cell office:value-type="string">
                <text:p>AMPM</text:p>
                <draw:g>
                  <svg:desc>Sheet1.A5:Sheet1.A5</svg:desc>
                </draw:g>
              </table:table-cell>
              <table:table-cell office:value-type="float" office:value="0.310416">
                <text:p>0.310416</text:p>
                <draw:g>
                  <svg:desc>Sheet1.B5:Sheet1.I5</svg:desc>
                </draw:g>
              </table:table-cell>
              <table:table-cell office:value-type="float" office:value="3.300108">
                <text:p>3.300108</text:p>
              </table:table-cell>
              <table:table-cell office:value-type="float" office:value="1.545331">
                <text:p>1.545331</text:p>
              </table:table-cell>
              <table:table-cell office:value-type="float" office:value="0.856729">
                <text:p>0.856729</text:p>
              </table:table-cell>
              <table:table-cell office:value-type="float" office:value="3.270776">
                <text:p>3.270776</text:p>
              </table:table-cell>
              <table:table-cell office:value-type="float" office:value="0.367119">
                <text:p>0.367119</text:p>
              </table:table-cell>
              <table:table-cell office:value-type="float" office:value="1.47817">
                <text:p>1.47817</text:p>
              </table:table-cell>
              <table:table-cell office:value-type="float" office:value="2.276288">
                <text:p>2.27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